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Text_20_body">
      <style:text-properties style:font-name="Calibri"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3" style:family="paragraph" style:parent-style-name="Text_20_body">
      <style:text-properties style:font-name="Calibri" fo:font-size="12pt" fo:language="zxx" fo:country="none" fo:font-style="normal" officeooo:rsid="000d5f58" officeooo:paragraph-rsid="000d5f58" style:font-size-asian="12pt" style:language-asian="zxx" style:country-asian="none" style:font-style-asian="normal" style:font-size-complex="12pt" style:language-complex="zxx" style:country-complex="none" style:font-style-complex="normal"/>
    </style:style>
    <style:style style:name="P4" style:family="paragraph" style:parent-style-name="Text_20_body">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5" style:family="paragraph" style:parent-style-name="Text_20_body">
      <style:text-properties style:font-name="Calibri"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Text_20_body">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7" style:family="paragraph" style:parent-style-name="Text_20_body">
      <style:text-properties style:font-name="Calibri" fo:font-size="12pt" fo:font-style="normal" style:font-size-asian="12pt" style:font-style-asian="normal" style:font-size-complex="12pt" style:font-style-complex="normal"/>
    </style:style>
    <style:style style:name="P8" style:family="paragraph" style:parent-style-name="Text_20_body">
      <style:text-properties style:font-name="Calibri" fo:font-size="12pt" fo:font-style="normal" officeooo:rsid="000a1ef0" officeooo:paragraph-rsid="000a1ef0" style:font-size-asian="12pt" style:font-style-asian="normal" style:font-size-complex="12pt" style:font-style-complex="normal"/>
    </style:style>
    <style:style style:name="P9" style:family="paragraph" style:parent-style-name="Text_20_body">
      <style:text-properties style:font-name="Calibri" fo:font-size="12pt" fo:font-style="normal" officeooo:rsid="000ec2e5" officeooo:paragraph-rsid="000ec2e5" style:font-size-asian="12pt" style:font-style-asian="normal" style:font-size-complex="12pt" style:font-style-complex="normal"/>
    </style:style>
    <style:style style:name="P10" style:family="paragraph" style:parent-style-name="Text_20_body">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Calibri" fo:font-size="12pt" officeooo:rsid="000d5f58" officeooo:paragraph-rsid="000d5f58" style:font-size-asian="12pt" style:font-size-complex="12pt"/>
    </style:style>
    <style:style style:name="P12" style:family="paragraph" style:parent-style-name="Text_20_body">
      <style:text-properties style:font-name="Calibri" officeooo:paragraph-rsid="000b184d"/>
    </style:style>
    <style:style style:name="P13" style:family="paragraph" style:parent-style-name="Text_20_body">
      <style:text-properties style:font-name="Calibri" officeooo:paragraph-rsid="000b49de"/>
    </style:style>
    <style:style style:name="P14" style:family="paragraph" style:parent-style-name="Text_20_body">
      <style:text-properties officeooo:paragraph-rsid="000c6f87"/>
    </style:style>
    <style:style style:name="P15" style:family="paragraph" style:parent-style-name="Text_20_body">
      <style:text-properties officeooo:paragraph-rsid="000c71e3"/>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list-style-name="L1">
      <style:text-properties style:font-name="Calibri" fo:font-size="12pt" fo:language="zxx" fo:country="none" fo:font-style="normal" officeooo:rsid="0009c9cc" officeooo:paragraph-rsid="0009c9cc" style:font-size-asian="12pt" style:language-asian="zxx" style:country-asian="none" style:font-style-asian="normal" style:font-size-complex="12pt" style:language-complex="zxx" style:country-complex="none" style:font-style-complex="normal"/>
    </style:style>
    <style:style style:name="P20" style:family="paragraph" style:parent-style-name="Text_20_body" style:list-style-name="L1">
      <style:text-properties style:font-name="Calibri" fo:font-size="12pt" fo:language="zxx" fo:country="none" fo:font-style="normal" officeooo:rsid="000b184d" officeooo:paragraph-rsid="000b184d" style:font-size-asian="12pt" style:language-asian="zxx" style:country-asian="none" style:font-style-asian="normal" style:font-size-complex="12pt" style:language-complex="zxx" style:country-complex="none" style:font-style-complex="normal"/>
    </style:style>
    <style:style style:name="P21" style:family="paragraph" style:parent-style-name="Text_20_body" style:list-style-name="L1">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2" style:family="paragraph" style:parent-style-name="Text_20_body" style:list-style-name="L2">
      <style:text-properties style:font-name="Calibri" fo:font-size="12pt" fo:language="zxx" fo:country="none" fo:font-style="normal" officeooo:rsid="000c71e3" officeooo:paragraph-rsid="000c71e3" style:font-size-asian="12pt" style:language-asian="zxx" style:country-asian="none" style:font-style-asian="normal" style:font-size-complex="12pt" style:language-complex="zxx" style:country-complex="none" style:font-style-complex="normal"/>
    </style:style>
    <style:style style:name="P23" style:family="paragraph" style:parent-style-name="Text_20_body" style:list-style-name="L2">
      <style:text-properties style:font-name="Calibri" fo:font-size="12pt" fo:language="zxx" fo:country="none" fo:font-style="normal" officeooo:rsid="000a1ef0" officeooo:paragraph-rsid="000a1ef0" style:font-size-asian="12pt" style:language-asian="zxx" style:country-asian="none" style:font-style-asian="normal" style:font-size-complex="12pt" style:language-complex="zxx" style:country-complex="none" style:font-style-complex="normal"/>
    </style:style>
    <style:style style:name="P24" style:family="paragraph" style:parent-style-name="Text_20_body" style:list-style-name="L3">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25" style:family="paragraph" style:parent-style-name="Text_20_body" style:list-style-name="L4">
      <style:text-properties style:font-name="Calibri" fo:font-size="12pt" fo:language="zxx" fo:country="none" fo:font-style="normal" officeooo:rsid="000ec2e5" officeooo:paragraph-rsid="000ec2e5" style:font-size-asian="12pt" style:language-asian="zxx" style:country-asian="none" style:font-style-asian="normal" style:font-size-complex="12pt" style:language-complex="zxx" style:country-complex="none" style:font-style-complex="normal"/>
    </style:style>
    <style:style style:name="P26" style:family="paragraph" style:parent-style-name="Text_20_body" style:list-style-name="L4">
      <style:text-properties style:font-name="Calibri" fo:font-size="12pt" fo:language="zxx" fo:country="none" fo:font-style="normal" officeooo:rsid="00102caa" officeooo:paragraph-rsid="00102caa" style:font-size-asian="12pt" style:language-asian="zxx" style:country-asian="none" style:font-style-asian="normal" style:font-size-complex="12pt" style:language-complex="zxx" style:country-complex="none" style:font-style-complex="normal"/>
    </style:style>
    <style:style style:name="P27" style:family="paragraph" style:parent-style-name="Text_20_body" style:list-style-name="L5">
      <style:text-properties style:font-name="Calibri" fo:font-size="12pt" fo:language="zxx" fo:country="none" fo:font-style="normal" fo:font-weight="normal"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8" style:family="paragraph" style:parent-style-name="Text_20_body" style:list-style-name="L5">
      <style:text-properties style:font-name="Calibri" fo:font-size="12pt" fo:font-style="normal" style:font-size-asian="12pt" style:font-style-asian="normal" style:font-size-complex="12pt" style:font-style-complex="normal"/>
    </style:style>
    <style:style style:name="P29" style:family="paragraph" style:parent-style-name="Text_20_body">
      <style:text-properties fo:color="#000080" style:font-name="Calibri" fo:font-size="12pt" fo:language="zxx" fo:country="none" fo:font-style="normal" style:text-underline-style="solid" style:text-underline-width="auto" style:text-underline-color="font-color" officeooo:rsid="0011e165" officeooo:paragraph-rsid="0011e165" style:font-size-asian="12pt" style:language-asian="zxx" style:country-asian="none" style:font-style-asian="normal" style:font-size-complex="12pt" style:language-complex="zxx" style:country-complex="none" style:font-style-complex="normal"/>
    </style:style>
    <style:style style:name="P30" style:family="paragraph" style:parent-style-name="Heading_20_2">
      <style:text-properties style:font-name="Calibri" fo:font-size="18pt" fo:font-style="normal" style:font-size-asian="18pt" style:font-style-asian="normal" style:font-size-complex="18pt" style:font-style-complex="normal"/>
    </style:style>
    <style:style style:name="P31" style:family="paragraph" style:parent-style-name="Heading_20_2">
      <style:text-properties style:font-name="Calibri" fo:font-size="18pt" fo:font-style="normal" officeooo:paragraph-rsid="0009c9cc" style:font-size-asian="18pt" style:font-style-asian="normal" style:font-size-complex="18pt" style:font-style-complex="normal"/>
    </style:style>
    <style:style style:name="P32" style:family="paragraph" style:parent-style-name="Heading_20_2">
      <style:text-properties style:font-name="Calibri" fo:font-size="18pt" fo:font-style="normal" fo:font-weight="bold" style:font-size-asian="18pt" style:font-style-asian="normal" style:font-weight-asian="bold" style:font-size-complex="18pt" style:font-style-complex="normal" style:font-weight-complex="bold"/>
    </style:style>
    <style:style style:name="P33" style:family="paragraph" style:parent-style-name="Heading_20_2">
      <style:text-properties officeooo:paragraph-rsid="000a2afd"/>
    </style:style>
    <style:style style:name="P34" style:family="paragraph" style:parent-style-name="Heading_20_2">
      <style:paragraph-properties fo:break-before="page"/>
      <style:text-properties style:font-name="Calibri" fo:font-size="18pt" fo:font-style="normal" style:font-size-asian="18pt" style:font-style-asian="normal" style:font-size-complex="18pt" style:font-style-complex="normal"/>
    </style:style>
    <style:style style:name="P35" style:family="paragraph" style:parent-style-name="Heading_20_2">
      <style:paragraph-properties fo:break-before="page"/>
      <style:text-properties style:font-name="Calibri" fo:font-size="18pt" fo:language="zxx" fo:country="none" fo:font-style="normal" officeooo:paragraph-rsid="000b184d" style:font-size-asian="18pt" style:language-asian="zxx" style:country-asian="none" style:font-style-asian="normal" style:font-size-complex="18pt" style:language-complex="zxx" style:country-complex="none" style:font-style-complex="normal"/>
    </style:style>
    <style:style style:name="P36" style:family="paragraph" style:parent-style-name="Heading_20_1">
      <style:paragraph-properties fo:break-before="page"/>
      <style:text-properties style:font-name="Calibri" fo:font-size="20pt" style:font-size-asian="20pt" style:font-size-complex="20pt"/>
    </style:style>
    <style:style style:name="P37" style:family="paragraph" style:parent-style-name="Heading_20_1">
      <style:paragraph-properties fo:break-before="page"/>
      <style:text-properties style:font-name="Calibri" fo:font-size="20pt" fo:language="zxx" fo:country="none" fo:font-style="normal" fo:font-weight="bold" style:font-name-asian="Andale Sans UI" style:font-size-asian="20pt" style:language-asian="zxx" style:country-asian="none" style:font-style-asian="normal" style:font-weight-asian="bold" style:font-name-complex="Tahoma" style:font-size-complex="20pt" style:language-complex="zxx" style:country-complex="none" style:font-style-complex="normal" style:font-weight-complex="bold"/>
    </style:style>
    <style:style style:name="P38" style:family="paragraph" style:parent-style-name="Heading_20_1">
      <style:paragraph-properties fo:break-before="page"/>
      <style:text-properties style:font-name="Calibri" fo:font-size="20pt" fo:font-style="normal" fo:font-weight="bold" style:font-size-asian="20pt" style:font-style-asian="normal" style:font-weight-asian="bold" style:font-size-complex="20pt" style:font-style-complex="normal" style:font-weight-complex="bold"/>
    </style:style>
    <style:style style:name="P39" style:family="paragraph" style:parent-style-name="Heading_20_3">
      <style:text-properties style:font-name="Calibri" fo:font-size="14pt" fo:font-style="normal" style:font-size-asian="14pt" style:font-style-asian="normal" style:font-size-complex="14pt" style:font-style-complex="normal"/>
    </style:style>
    <style:style style:name="P40" style:family="paragraph" style:parent-style-name="Heading_20_3">
      <style:paragraph-properties fo:margin-top="0.423cm" fo:margin-bottom="0.212cm" style:contextual-spacing="false" fo:keep-with-next="always"/>
      <style:text-properties style:font-name="Calibri" fo:font-size="14pt" fo:language="zxx" fo:country="none" fo:font-style="normal" fo:font-weight="bold" style:font-name-asian="Andale Sans UI"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T1" style:family="text">
      <style:text-properties style:font-name="Calibri"/>
    </style:style>
    <style:style style:name="T2" style:family="text">
      <style:text-properties style:font-name="Calibri" fo:font-size="18pt" fo:font-style="normal" style:font-size-asian="18pt" style:font-style-asian="normal" style:font-size-complex="18pt" style:font-style-complex="normal"/>
    </style:style>
    <style:style style:name="T3" style:family="text">
      <style:text-properties style:font-name="Calibri" fo:font-size="18pt" fo:font-style="normal" officeooo:rsid="000a2afd" style:font-size-asian="18pt" style:font-style-asian="normal" style:font-size-complex="18pt" style:font-style-complex="normal"/>
    </style:style>
    <style:style style:name="T4" style:family="text">
      <style:text-properties style:font-name="Calibri" fo:font-size="12pt" fo:language="zxx" fo:country="none" fo:font-style="normal" officeooo:rsid="000a2afd" style:font-size-asian="12pt" style:language-asian="zxx" style:country-asian="none" style:font-style-asian="normal" style:font-size-complex="12pt" style:language-complex="zxx" style:country-complex="none" style:font-style-complex="normal"/>
    </style:style>
    <style:style style:name="T5" style:family="text">
      <style:text-properties style:font-name="Calibri" fo:font-size="12pt" fo:language="zxx" fo:country="none" fo:font-style="normal" officeooo:rsid="000b184d" style:font-size-asian="12pt" style:language-asian="zxx" style:country-asian="none" style:font-style-asian="normal" style:font-size-complex="12pt" style:language-complex="zxx" style:country-complex="none" style:font-style-complex="normal"/>
    </style:style>
    <style:style style:name="T6" style:family="text">
      <style:text-properties style:font-name="Calibri" fo:font-size="12pt" fo:language="zxx" fo:country="none" fo:font-style="normal" officeooo:rsid="000c71e3" style:font-size-asian="12pt" style:language-asian="zxx" style:country-asian="none" style:font-style-asian="normal" style:font-size-complex="12pt" style:language-complex="zxx" style:country-complex="none" style:font-style-complex="normal"/>
    </style:style>
    <style:style style:name="T7" style:family="text">
      <style:text-properties style:font-name="Calibri" fo:font-size="14pt" fo:font-style="normal" style:font-size-asian="14pt" style:font-style-asian="normal" style:font-size-complex="14pt" style:font-style-complex="normal"/>
    </style:style>
    <style:style style:name="T8" style:family="text">
      <style:text-properties style:font-name="Calibri" fo:font-size="14pt" fo:font-style="normal" officeooo:rsid="000d5f58" style:font-size-asian="14pt" style:font-style-asian="normal" style:font-size-complex="14pt" style:font-style-complex="normal"/>
    </style:style>
    <style:style style:name="T9" style:family="text">
      <style:text-properties fo:font-weight="bold" style:font-weight-asian="bold" style:font-weight-complex="bold"/>
    </style:style>
    <style:style style:name="T10" style:family="text">
      <style:text-properties fo:font-weight="bold" officeooo:rsid="0009c9cc" style:font-weight-asian="bold" style:font-weight-complex="bold"/>
    </style:style>
    <style:style style:name="T11" style:family="text">
      <style:text-properties officeooo:rsid="000a1ef0"/>
    </style:style>
    <style:style style:name="T12" style:family="text">
      <style:text-properties officeooo:rsid="000a2afd"/>
    </style:style>
    <style:style style:name="T13" style:family="text">
      <style:text-properties officeooo:rsid="000b184d"/>
    </style:style>
    <style:style style:name="T14" style:family="text">
      <style:text-properties fo:color="#000080" fo:font-size="12pt" fo:language="zxx" fo:country="none" fo:font-style="normal" style:text-underline-style="solid" style:text-underline-width="auto" style:text-underline-color="font-color" officeooo:rsid="000a2afd" style:font-size-asian="12pt" style:language-asian="zxx" style:country-asian="none" style:font-style-asian="normal" style:font-size-complex="12pt" style:language-complex="zxx" style:country-complex="none" style:font-style-complex="normal"/>
    </style:style>
    <style:style style:name="T15" style:family="text">
      <style:text-properties fo:color="#000080" fo:font-size="12pt" fo:language="zxx" fo:country="none" fo:font-style="normal" style:text-underline-style="solid" style:text-underline-width="auto" style:text-underline-color="font-color" officeooo:rsid="000b49de" style:font-size-asian="12pt" style:language-asian="zxx" style:country-asian="none" style:font-style-asian="normal" style:font-size-complex="12pt" style:language-complex="zxx" style:country-complex="none" style:font-style-complex="normal"/>
    </style:style>
    <style:style style:name="T16" style:family="text">
      <style:text-properties officeooo:rsid="000c71e3"/>
    </style:style>
    <style:style style:name="T17" style:family="text">
      <style:text-properties officeooo:rsid="000d5f58"/>
    </style:style>
    <style:style style:name="T18" style:family="text">
      <style:text-properties officeooo:rsid="00102c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6">1 Einleitung<text:tab/>2</text:p>
          <text:p text:style-name="P16">2 Frameworks<text:tab/>3</text:p>
          <text:p text:style-name="P17">2.1 Bootstrap<text:tab/>3</text:p>
          <text:p text:style-name="P18">2.1.1 Einleitung<text:tab/>3</text:p>
          <text:p text:style-name="P18">2.1.2 Eigenschaften<text:tab/>3</text:p>
          <text:p text:style-name="P18">2.1.3 Vorteile<text:tab/>3</text:p>
          <text:p text:style-name="P18">2.1.4 Nachteile<text:tab/>3</text:p>
          <text:p text:style-name="P18">2.1.5 Fazit<text:tab/>3</text:p>
          <text:p text:style-name="P17">2.2 Semantic UI<text:tab/>4</text:p>
          <text:p text:style-name="P18">2.2.1 Einleitung<text:tab/>4</text:p>
          <text:p text:style-name="P18">2.2.2 Eigenschaften<text:tab/>4</text:p>
          <text:p text:style-name="P18">2.2.3 Vorteile<text:tab/>4</text:p>
          <text:p text:style-name="P18">2.2.4 Nachteile<text:tab/>4</text:p>
          <text:p text:style-name="P18">2.2.5 Fazit<text:tab/>4</text:p>
          <text:p text:style-name="P17">2.3 Vergleich<text:tab/>5</text:p>
          <text:p text:style-name="P16">3 Ablauf<text:tab/>6</text:p>
          <text:p text:style-name="P18">2.1.1 lorem<text:tab/>6</text:p>
          <text:p text:style-name="P18">2.1.2 ipsum<text:tab/>6</text:p>
          <text:p text:style-name="P18">2.1.3 dolor<text:tab/>6</text:p>
          <text:p text:style-name="P18">2.1.4 amet<text:tab/>6</text:p>
          <text:p text:style-name="P18">2.1.5 Allgemeines Aktivitätsdiagramm<text:tab/>6</text:p>
          <text:p text:style-name="P16">4 Programm<text:tab/>7</text:p>
          <text:p text:style-name="P17">4.1 Hauptmenü<text:tab/>7</text:p>
          <text:p text:style-name="P17">4.2 Spiele<text:tab/>7</text:p>
          <text:p text:style-name="P18">4.2.1 Zu pflegende Eigenschaften<text:tab/>7</text:p>
          <text:p text:style-name="P17">4.3 Ergebnisse<text:tab/>7</text:p>
          <text:p text:style-name="P18">4.2.1 Zu pflegende Eigenschaften<text:tab/>7</text:p>
          <text:p text:style-name="P17">4.4 whatever<text:tab/>7</text:p>
          <text:p text:style-name="P18">4.2.1 Zu pflegende Eigenschaften<text:tab/>7</text:p>
          <text:p text:style-name="P16">5 Quellen<text:tab/>8</text:p>
          <text:p text:style-name="P17">5.1 Bootstrap<text:tab/>8</text:p>
          <text:p text:style-name="P17">5.2 Semantic UI<text:tab/>8</text:p>
        </text:index-body>
      </text:table-of-content>
      <text:p text:style-name="Standard"/>
      <text:h text:style-name="P36" text:outline-level="1">1 Einleitung</text:h>
      <text:p text:style-name="P11">Zu Beginn dieser Spezifikation werden wir uns zwei Frameworks für die Endwanwendung anschauen und vergleichen, um uns für eine der beiden zu entscheiden. Anschließend erklären wir mit UML2 Diagrammen den Ablauf unseres Programms, welche Funktionen in der GUI aufgerufen werden können und welche Informationen wir verwalten.</text:p>
      <text:h text:style-name="P37" text:outline-level="1">2 Frameworks</text:h>
      <text:h text:style-name="P31" text:outline-level="2">2.1 <text:span text:style-name="T9">Bootstrap</text:span></text:h>
      <text:h text:style-name="P39" text:outline-level="3">2.1.1 Einleitung</text:h>
      <text:p text:style-name="P8">Bootstrap wurde von Twitter entwickelt und war gedacht, <text:span text:style-name="T12">um</text:span> die eigene aufwändige Oberflächenentwicklung zu erleichtern. Ursprünglich als internes Werkzeug gedacht wurde das Potential von Bootstrap später erkannt und 2011 als Open-Source-Projekt der Öffentlichkeit geteilt.</text:p>
      <text:h text:style-name="P39" text:outline-level="3">2.1.2 Eigenschaften</text:h>
      <text:p text:style-name="P14"><text:span text:style-name="T4">Bootstrap </text:span><text:span text:style-name="T5">lässt sich über eine spezielle „Customize“-Option verändern, um für das eigene Projekt nur die benötigten Komponenten anzuwählen und diverse Werte (z.B. Schriftgröße, -farbe, Breite der Gridspalten) an die eigenen Bedürfnisse anzupassen. </text:span><text:span text:style-name="T6">Letzteres wird dadurch erleichtert, indem der LESS CSS-Compiler verwendet wird, der Styles als Variablen repräsentiert.</text:span></text:p>
      <text:h text:style-name="P39" text:outline-level="3">2.1.3 Vorteile</text:h>
      <text:list xml:id="list1662568146482406931" text:style-name="L1">
        <text:list-item>
          <text:p text:style-name="P19">Boostrap beinhaltet <text:span text:style-name="T13">wiederverwendbare</text:span> Komponenten wie z.B. Buttons <text:span text:style-name="T13">oder</text:span> <text:span text:style-name="T11">Navigationselemente</text:span></text:p>
        </text:list-item>
        <text:list-item>
          <text:p text:style-name="P19">Bootstrap beinhaltet jQuery-Plugins für Menüs, <text:span text:style-name="T13">Tooltips</text:span>, etc.</text:p>
        </text:list-item>
        <text:list-item>
          <text:p text:style-name="P19">Bootstrap arbeitet mit dem 9<text:span text:style-name="T17">4</text:span>0 Grid System (12 Spalten)</text:p>
        </text:list-item>
        <text:list-item>
          <text:p text:style-name="P19">Bootstrap ist mit fast allen neuen Browser kompatibel.</text:p>
        </text:list-item>
        <text:list-item>
          <text:p text:style-name="P20">Bootstrap gewährleistet ein einheitliches Erscheinungsbild unabhängig vom Endgerät.</text:p>
        </text:list-item>
        <text:list-item>
          <text:p text:style-name="P21">Bootstrap kann mit zahlreichen Erweiterungen ausgebaut werden (z.B. für Wordpress oder Facebook Applikationen)</text:p>
        </text:list-item>
      </text:list>
      <text:h text:style-name="P39" text:outline-level="3">2.1.4 Nachteile</text:h>
      <text:list xml:id="list6509136173084528398" text:style-name="L2">
        <text:list-item>
          <text:p text:style-name="P23">Keine Klassen für mehrschichtige Menüs vorhanden</text:p>
        </text:list-item>
        <text:list-item>
          <text:p text:style-name="P23">Die oben genannten jQuery-Plugins sind sehr basic.</text:p>
        </text:list-item>
        <text:list-item>
          <text:p text:style-name="P23"><text:span text:style-name="T16">Bei zuviel Spielerrei können </text:span>Schönheitsfehler <text:span text:style-name="T16">entstehen </text:span>(<text:span text:style-name="T16">z.B. </text:span>Formulare verschoben)</text:p>
        </text:list-item>
        <text:list-item>
          <text:p text:style-name="P22">Das Grid System ist relaitiv groß was sich negativ auf die Ladezeit der Webseite auswirkt</text:p>
        </text:list-item>
      </text:list>
      <text:h text:style-name="P39" text:outline-level="3">2.1.5 Fazit</text:h>
      <text:p text:style-name="Text_20_body"><text:span text:style-name="T7">//</text:span><text:span text:style-name="T8">TODO unfertig</text:span></text:p>
      <text:p text:style-name="P3">Wichtig für uns ist, dass es eine Yii2 Erweiterung für Bootstrap existiert.</text:p>
      <text:h text:style-name="P34" text:outline-level="2">2.2 <text:span text:style-name="T12">Semantic UI</text:span></text:h>
      <text:h text:style-name="P39" text:outline-level="3">2.2.1 Einleitung</text:h>
      <text:p text:style-name="P9">Semantik UI ist ein sehr modernes Framework, und wurde im September 2013 von der Semantic Organsiation veröffentlicht. Dieses Framework ist relativ neu, und dennnoch mit 8,5 tausend auf GitHub.</text:p>
      <text:h text:style-name="P39" text:outline-level="3">2.2.2 Eigenschaften</text:h>
      <text:p text:style-name="P4">Das besondere an diesem Framework ist, das für alle Gestaltungselemente semantische CSS-Klassen verwendet werden. Als Stylesheet-Sprache wird Lese verwendet.<text:line-break/>Das Framework besitzt ein 16-spaltiges Layout-Raster, und bietet einzige Gestaltungselemente wie Stern-Bewertung, die andere Front-End-Frameworks nicht haben.<text:line-break/>Wörter und Klassen werden als austauschbare Begriffe behandelt. Konzeptionell verknüpft man intuitivKlassen als Wortfolge.</text:p>
      <text:h text:style-name="P39" text:outline-level="3">2.2.3 Vorteile</text:h>
      <text:list xml:id="list6035537978972250561" text:style-name="L3">
        <text:list-item>
          <text:p text:style-name="P24">Layoutmuster können vom Code abgeleitet werden.</text:p>
        </text:list-item>
        <text:list-item>
          <text:p text:style-name="P24">Die Klassen sind leicht verständlich gehalten.</text:p>
        </text:list-item>
        <text:list-item>
          <text:p text:style-name="P24">Lesbar und Verständlich</text:p>
        </text:list-item>
        <text:list-item>
          <text:p text:style-name="P24"><text:span text:style-name="T18">K</text:span>eine starre Syntax</text:p>
        </text:list-item>
        <text:list-item>
          <text:p text:style-name="P24">800 Forke auf Github</text:p>
        </text:list-item>
      </text:list>
      <text:h text:style-name="P39" text:outline-level="3">2.2.4 Nachteile</text:h>
      <text:list xml:id="list8405169924822128372" text:style-name="L4">
        <text:list-item>
          <text:p text:style-name="P25">Höherer Schreibaufwand</text:p>
        </text:list-item>
        <text:list-item>
          <text:p text:style-name="P26">Ist noch nicht so gut ausgereift</text:p>
        </text:list-item>
        <text:list-item>
          <text:p text:style-name="P26">Wird noch nicht so lange in der Praxis eingesetzt</text:p>
        </text:list-item>
      </text:list>
      <text:h text:style-name="P39" text:outline-level="3">2.2.5 Fazit</text:h>
      <text:p text:style-name="P4">Es ist in schönes Framework um schöne, ansprechende Layouts mit verständlich geschriebenem HTML zu gestallten. Für Semantik UI giebt es eine yii2-Erweiterung.</text:p>
      <text:h text:style-name="P35" text:outline-level="2">2.<text:span text:style-name="T13">3</text:span> <text:span text:style-name="T13">Vergleich</text:span></text:h>
      <text:h text:style-name="P38" text:outline-level="1">3 Ablauf</text:h>
      <text:p text:style-name="P10">&lt;Ablaufdiagramm&gt;</text:p>
      <text:h text:style-name="P39" text:outline-level="3">2.1.1 lorem</text:h>
      <text:p text:style-name="P7">Bla</text:p>
      <text:h text:style-name="P39" text:outline-level="3">2.1.2 ipsum</text:h>
      <text:p text:style-name="P2">bla</text:p>
      <text:h text:style-name="P39" text:outline-level="3">2.1.3 dolor</text:h>
      <text:p text:style-name="P2">bla</text:p>
      <text:h text:style-name="P39" text:outline-level="3">2.1.4 amet</text:h>
      <text:p text:style-name="P2">bla</text:p>
      <text:h text:style-name="P39" text:outline-level="3">2.1.5 Allgemeines Aktivitätsdiagramm</text:h>
      <text:p text:style-name="P5">bla</text:p>
      <text:h text:style-name="P38" text:outline-level="1">4 Programm</text:h>
      <text:h text:style-name="P30" text:outline-level="2">4.1 Hauptmenü</text:h>
      <text:p text:style-name="P7">&lt;Use Case&gt;</text:p>
      <text:h text:style-name="P30" text:outline-level="2">4.2 Spiele</text:h>
      <text:p text:style-name="P7">&lt;Use Case&gt;</text:p>
      <text:h text:style-name="P39" text:outline-level="3">4.2.1 Zu pflegende Eigenschaften</text:h>
      <text:p text:style-name="P7">blabla:</text:p>
      <text:list xml:id="list7598394161017311883" text:style-name="L5">
        <text:list-item>
          <text:p text:style-name="P28">lorem</text:p>
        </text:list-item>
        <text:list-item>
          <text:p text:style-name="P28">ipsum</text:p>
        </text:list-item>
        <text:list-item>
          <text:p text:style-name="P28">dolor</text:p>
        </text:list-item>
      </text:list>
      <text:p text:style-name="P7">&lt;Use Case&gt;</text:p>
      <text:h text:style-name="P30" text:outline-level="2">4.3 Ergebnisse</text:h>
      <text:p text:style-name="P10">&lt;Use Case&gt;</text:p>
      <text:h text:style-name="P39" text:outline-level="3">4.2.1 Zu pflegende Eigenschaften</text:h>
      <text:p text:style-name="P7">blabla:</text:p>
      <text:list xml:id="list164905166655345" text:continue-numbering="true" text:style-name="L5">
        <text:list-item>
          <text:p text:style-name="P28">lorem</text:p>
        </text:list-item>
        <text:list-item>
          <text:p text:style-name="P28">ipsum</text:p>
        </text:list-item>
        <text:list-item>
          <text:p text:style-name="P28">dolor</text:p>
        </text:list-item>
      </text:list>
      <text:p text:style-name="P7">&lt;Use Case&gt;</text:p>
      <text:h text:style-name="P32" text:outline-level="2">4.4 whatever</text:h>
      <text:p text:style-name="P10">&lt;Use Case&gt;</text:p>
      <text:h text:style-name="P40" text:outline-level="3">4.2.1 Zu pflegende Eigenschaften</text:h>
      <text:p text:style-name="P7">blabla:</text:p>
      <text:list xml:id="list164904906892653" text:continue-numbering="true" text:style-name="L5">
        <text:list-item>
          <text:p text:style-name="P28">lorem</text:p>
        </text:list-item>
        <text:list-item>
          <text:p text:style-name="P28">ipsum</text:p>
        </text:list-item>
        <text:list-item>
          <text:p text:style-name="P27">dolor</text:p>
        </text:list-item>
      </text:list>
      <text:p text:style-name="P6">&lt;Use Case&gt;</text:p>
      <text:h text:style-name="P38" text:outline-level="1">5 Quellen</text:h>
      <text:h text:style-name="P30" text:outline-level="2"><text:span text:style-name="T9">5.</text:span><text:span text:style-name="T10">1</text:span><text:span text:style-name="T9"> Bootstrap</text:span></text:h>
      <text:p text:style-name="P12"><text:a xlink:type="simple" xlink:href="http://getbootstrap.com/" text:style-name="Internet_20_link">http://getbootstrap.com/</text:a></text:p>
      <text:p text:style-name="P1"><text:a xlink:type="simple" xlink:href="http://tutorialbox.de/2013/01/bootstrap-10-gute-gruende-fuer-das-open-source-framework-von-twitter/" text:style-name="Internet_20_link">http://tutorialbox.de/2013/01/bootstrap-10-gute-gruende-fuer-das-open-source-framework-von-twitter/</text:a></text:p>
      <text:p text:style-name="P1"><text:a xlink:type="simple" xlink:href="https://de.wikipedia.org/wiki/Bootstrap_%28Framework%29">https://de.wikipedia.org/wiki/Bootstrap_%28Framework%29</text:a></text:p>
      <text:p text:style-name="P13"><text:a xlink:type="simple" xlink:href="https://www.feenders.de/ratgeber/experten/646-reagierendes-design-webseiten-zukunftssicher-erstellen.html" text:style-name="Internet_20_link">https://www.feenders.de/ratgeber/experten/646-reagierendes-design-webseiten-zukunftssicher-erstellen.html</text:a></text:p>
      <text:p text:style-name="P15"><text:a xlink:type="simple" xlink:href="http://webresourcesdepot.com/20-beautiful-resources-that-complement-twitter-bootstrap/"><text:span text:style-name="T1">http://webresourcesdepot.com/20-beautiful-resources-that-complement-twitter-bootstrap/</text:span></text:a></text:p>
      <text:h text:style-name="P33" text:outline-level="2"><text:span text:style-name="T2">5.2 </text:span><text:span text:style-name="T3">Semantic UI</text:span></text:h>
      <text:p text:style-name="P13"><text:a xlink:type="simple" xlink:href="http://semantic-ui.com/"><text:span text:style-name="T14">http://</text:span></text:a><text:a xlink:type="simple" xlink:href="http://semantic-ui.com/"><text:span text:style-name="T15">semantic-ui</text:span></text:a><text:a xlink:type="simple" xlink:href="http://semantic-ui.com/"><text:span text:style-name="T14">.com/</text:span></text:a></text:p>
      <text:p text:style-name="P29">http://nodecode.de/open-source-css-frameworks</text:p>
      <text:p text:style-name="P29">https://blog.concept2go.de/semantic-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3M53S</meta:editing-duration>
    <meta:editing-cycles>7</meta:editing-cycles>
    <meta:generator>LibreOffice/4.2.3.3$MacOSX_x86 LibreOffice_project/882f8a0a489bc99a9e60c7905a60226254cb6ff0</meta:generator>
    <dc:date>2016-05-05T16:49:04.082724000</dc:date>
    <meta:document-statistic meta:table-count="0" meta:image-count="0" meta:object-count="0" meta:page-count="8" meta:paragraph-count="124" meta:word-count="618" meta:character-count="4564" meta:non-whitespace-character-count="4097"/>
    <meta:user-defined meta:name="Info 1"/>
    <meta:user-defined meta:name="Info 2"/>
    <meta:user-defined meta:name="Info 3"/>
    <meta:user-defined meta:name="Info 4"/>
  </office:meta>
</office:document-meta>
</file>